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78ef1"/>
    </style:style>
    <style:style style:name="P2" style:family="paragraph" style:parent-style-name="Horizontal_20_Line">
      <style:text-properties officeooo:rsid="00178ef1" officeooo:paragraph-rsid="00178ef1"/>
    </style:style>
    <style:style style:name="P3" style:family="paragraph" style:parent-style-name="Standard">
      <style:text-properties officeooo:rsid="00178ef1" officeooo:paragraph-rsid="00178ef1"/>
    </style:style>
    <style:style style:name="P4" style:family="paragraph" style:parent-style-name="Standard">
      <style:text-properties officeooo:paragraph-rsid="00178ef1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officeooo:paragraph-rsid="00178ef1"/>
    </style:style>
    <style:style style:name="P6" style:family="paragraph" style:parent-style-name="Text_20_body" style:list-style-name="L1">
      <style:text-properties officeooo:paragraph-rsid="00178ef1"/>
    </style:style>
    <style:style style:name="P7" style:family="paragraph" style:parent-style-name="Text_20_body" style:list-style-name="L3">
      <style:paragraph-properties fo:margin-top="0in" fo:margin-bottom="0in" style:contextual-spacing="false"/>
      <style:text-properties officeooo:paragraph-rsid="00178ef1"/>
    </style:style>
    <style:style style:name="P8" style:family="paragraph" style:parent-style-name="Text_20_body" style:list-style-name="L3">
      <style:text-properties officeooo:paragraph-rsid="00178ef1"/>
    </style:style>
    <style:style style:name="P9" style:family="paragraph" style:parent-style-name="Text_20_body">
      <style:text-properties officeooo:paragraph-rsid="00178ef1"/>
    </style:style>
    <style:style style:name="P10" style:family="paragraph" style:parent-style-name="Text_20_body">
      <style:text-properties officeooo:rsid="00178ef1" officeooo:paragraph-rsid="00178ef1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officeooo:paragraph-rsid="00178ef1"/>
    </style:style>
    <style:style style:name="P12" style:family="paragraph" style:parent-style-name="Text_20_body" style:list-style-name="L4">
      <style:text-properties officeooo:paragraph-rsid="00178ef1"/>
    </style:style>
    <style:style style:name="P13" style:family="paragraph" style:parent-style-name="Text_20_body" style:list-style-name="L6">
      <style:paragraph-properties fo:margin-top="0in" fo:margin-bottom="0in" style:contextual-spacing="false"/>
      <style:text-properties officeooo:paragraph-rsid="00178ef1"/>
    </style:style>
    <style:style style:name="P14" style:family="paragraph" style:parent-style-name="Text_20_body" style:list-style-name="L6">
      <style:text-properties officeooo:paragraph-rsid="00178ef1"/>
    </style:style>
    <style:style style:name="P15" style:family="paragraph" style:parent-style-name="Text_20_body" style:list-style-name="L7">
      <style:paragraph-properties fo:margin-top="0in" fo:margin-bottom="0in" style:contextual-spacing="false"/>
      <style:text-properties officeooo:paragraph-rsid="00178ef1"/>
    </style:style>
    <style:style style:name="P16" style:family="paragraph" style:parent-style-name="Text_20_body" style:list-style-name="L7">
      <style:text-properties officeooo:paragraph-rsid="00178ef1"/>
    </style:style>
    <style:style style:name="P17" style:family="paragraph" style:parent-style-name="Text_20_body" style:list-style-name="L8">
      <style:paragraph-properties fo:margin-top="0in" fo:margin-bottom="0in" style:contextual-spacing="false"/>
      <style:text-properties officeooo:paragraph-rsid="00178ef1"/>
    </style:style>
    <style:style style:name="P18" style:family="paragraph" style:parent-style-name="Text_20_body" style:list-style-name="L8">
      <style:text-properties officeooo:paragraph-rsid="00178ef1"/>
    </style:style>
    <style:style style:name="P19" style:family="paragraph" style:parent-style-name="Text_20_body" style:list-style-name="L10">
      <style:paragraph-properties fo:margin-top="0in" fo:margin-bottom="0in" style:contextual-spacing="false"/>
      <style:text-properties officeooo:paragraph-rsid="00178ef1"/>
    </style:style>
    <style:style style:name="P20" style:family="paragraph" style:parent-style-name="Text_20_body" style:list-style-name="L10">
      <style:text-properties officeooo:paragraph-rsid="00178ef1"/>
    </style:style>
    <style:style style:name="P21" style:family="paragraph" style:parent-style-name="Text_20_body" style:list-style-name="L11">
      <style:paragraph-properties fo:margin-top="0in" fo:margin-bottom="0in" style:contextual-spacing="false"/>
      <style:text-properties officeooo:paragraph-rsid="00178ef1"/>
    </style:style>
    <style:style style:name="P22" style:family="paragraph" style:parent-style-name="Text_20_body" style:list-style-name="L11">
      <style:text-properties officeooo:paragraph-rsid="00178ef1"/>
    </style:style>
    <style:style style:name="P23" style:family="paragraph" style:parent-style-name="Text_20_body" style:list-style-name="L13">
      <style:paragraph-properties fo:margin-top="0in" fo:margin-bottom="0in" style:contextual-spacing="false"/>
      <style:text-properties officeooo:paragraph-rsid="00178ef1"/>
    </style:style>
    <style:style style:name="P24" style:family="paragraph" style:parent-style-name="Text_20_body" style:list-style-name="L13">
      <style:text-properties officeooo:paragraph-rsid="00178ef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Inteligencia como algo antinatural:</text:p>
      <text:p text:style-name="P3"/>
      <text:p text:style-name="P4">3. “La inteligencia actúa para producir un resultado que no se obtiene de forma natural.”</text:p>
      <text:p text:style-name="P9">Aquí estás señalando algo profundo:<text:line-break/><text:span text:style-name="Strong_20_Emphasis">la inteligencia introduce desviación funcional respecto a la física bruta.</text:span></text:p>
      <text:p text:style-name="P9">Pero conviene matizarlo un poco para evitar malentendidos.</text:p>
      <text:p text:style-name="P9">No significa que la inteligencia “viola” las leyes físicas.<text:line-break/>Significa que:</text:p>
      <text:list xml:id="list578614128" text:style-name="L1">
        <text:list-item>
          <text:p text:style-name="P5"><text:span text:style-name="Strong_20_Emphasis">no se limita</text:span> a lo que ocurriría por inercia, </text:p>
        </text:list-item>
        <text:list-item>
          <text:p text:style-name="P5"><text:span text:style-name="Strong_20_Emphasis">no es pasiva</text:span>, </text:p>
        </text:list-item>
        <text:list-item>
          <text:p text:style-name="P5"><text:span text:style-name="Strong_20_Emphasis">no es automática</text:span>, </text:p>
        </text:list-item>
        <text:list-item>
          <text:p text:style-name="P6"><text:span text:style-name="Strong_20_Emphasis">no es el resultado trivial de la termodinámica</text:span>. </text:p>
        </text:list-item>
      </text:list>
      <text:p text:style-name="P9">La inteligencia <text:span text:style-name="Strong_20_Emphasis">interviene</text:span> en el flujo natural de los acontecimientos.</text:p>
      <text:p text:style-name="P9">Ejemplos:</text:p>
      <text:list xml:id="list1824748346" text:style-name="L3">
        <text:list-item>
          <text:p text:style-name="P7">Un sistema de riego altera el patrón natural de lluvia. </text:p>
        </text:list-item>
        <text:list-item>
          <text:p text:style-name="P7">Una célula altera la difusión pasiva mediante bombas iónicas. </text:p>
        </text:list-item>
        <text:list-item>
          <text:p text:style-name="P7">Un organismo altera la entropía manteniendo orden interno. </text:p>
        </text:list-item>
        <text:list-item>
          <text:p text:style-name="P8">Un algoritmo altera el flujo de datos para producir una clasificación. </text:p>
        </text:list-item>
      </text:list>
      <text:p text:style-name="P9">Tu intuición es correcta:<text:line-break/><text:span text:style-name="Strong_20_Emphasis">la inteligencia produce resultados que no ocurrirían sin ella.</text:span></text:p>
      <text:p text:style-name="P2"/>
      <text:p text:style-name="P10"/>
      <text:p text:style-name="P4"><text:s/>5. “Esta secuencia implica acción. Y esta acción altera de algún modo el proceso natural.”</text:p>
      <text:p text:style-name="P9">Exacto.<text:line-break/>La inteligencia es <text:span text:style-name="Strong_20_Emphasis">acción informada</text:span>.</text:p>
      <text:p text:style-name="P9">No es:</text:p>
      <text:list xml:id="list1089561201" text:style-name="L4">
        <text:list-item>
          <text:p text:style-name="P11">inercia, </text:p>
        </text:list-item>
        <text:list-item>
          <text:p text:style-name="P11">azar, </text:p>
        </text:list-item>
        <text:list-item>
          <text:p text:style-name="P12">simple causalidad física. </text:p>
        </text:list-item>
      </text:list>
      <text:p text:style-name="P9">Es <text:span text:style-name="Strong_20_Emphasis">causalidad dirigida por información</text:span>.</text:p>
      <text:p text:style-name="P9">Eso es lo que la distingue de:</text:p>
      <text:list xml:id="list449972649" text:style-name="L6">
        <text:list-item>
          <text:p text:style-name="P13">la caída de una roca, </text:p>
        </text:list-item>
        <text:list-item>
          <text:p text:style-name="P13">la formación de un remolino, </text:p>
        </text:list-item>
        <text:list-item>
          <text:p text:style-name="P14">la cristalización de la sal. </text:p>
        </text:list-item>
      </text:list>
      <text:p text:style-name="P2"/>
      <text:p text:style-name="P10"><text:soft-page-break/></text:p>
      <text:p text:style-name="P4">6. “Genera un resultado diferente del que se obtiene por la simple acción del tiempo sobre la materia.”</text:p>
      <text:p text:style-name="P9">Esta frase es bellísima y filosóficamente precisa.</text:p>
      <text:p text:style-name="P9">La inteligencia es:</text:p>
      <text:list xml:id="list2765013917" text:style-name="L7">
        <text:list-item>
          <text:p text:style-name="P15">desviación, </text:p>
        </text:list-item>
        <text:list-item>
          <text:p text:style-name="P15">intervención, </text:p>
        </text:list-item>
        <text:list-item>
          <text:p text:style-name="P15">dirección, </text:p>
        </text:list-item>
        <text:list-item>
          <text:p text:style-name="P15">estructura, </text:p>
        </text:list-item>
        <text:list-item>
          <text:p text:style-name="P16">propósito. </text:p>
        </text:list-item>
      </text:list>
      <text:p text:style-name="P9">Es la forma en que un sistema <text:span text:style-name="Strong_20_Emphasis">rompe la pasividad</text:span> de la materia y produce un resultado que no surgiría solo por evolución física.</text:p>
      <text:p text:style-name="P2"/>
      <text:p text:style-name="P10"/>
      <text:p text:style-name="P4"><text:span text:style-name="Strong_20_Emphasis">1. “La inteligencia es detectable porque observamos un resultado que no se produciría por sí solo.”</text:span></text:p>
      <text:p text:style-name="P9">Esto es una intuición potentísima.<text:line-break/>Lo que estás diciendo es:</text:p>
      <text:list xml:id="list2864963607" text:style-name="L8">
        <text:list-item>
          <text:p text:style-name="P17">La inteligencia <text:span text:style-name="Strong_20_Emphasis">interviene</text:span>. </text:p>
        </text:list-item>
        <text:list-item>
          <text:p text:style-name="P17">La inteligencia <text:span text:style-name="Strong_20_Emphasis">desvía</text:span> el curso natural. </text:p>
        </text:list-item>
        <text:list-item>
          <text:p text:style-name="P18">La inteligencia <text:span text:style-name="Strong_20_Emphasis">produce un resultado que no surge por inercia física</text:span>. </text:p>
        </text:list-item>
      </text:list>
      <text:p text:style-name="P9">En otras palabras:</text:p>
      <text:h text:style-name="P1" text:outline-level="2"><text:span text:style-name="Strong_20_Emphasis">La inteligencia es la causa de un resultado no trivial.</text:span></text:h>
      <text:p text:style-name="P9">Ese resultado no aparece:</text:p>
      <text:list xml:id="list1032878517" text:style-name="L10">
        <text:list-item>
          <text:p text:style-name="P19">por azar, </text:p>
        </text:list-item>
        <text:list-item>
          <text:p text:style-name="P19">por simple causalidad física, </text:p>
        </text:list-item>
        <text:list-item>
          <text:p text:style-name="P20">por evolución espontánea de la materia. </text:p>
        </text:list-item>
      </text:list>
      <text:p text:style-name="P9">Aparece porque un sistema <text:span text:style-name="Strong_20_Emphasis">procesó información</text:span> y <text:span text:style-name="Strong_20_Emphasis">actuó</text:span>.</text:p>
      <text:p text:style-name="P2"/>
      <text:p text:style-name="P10"/>
      <text:p text:style-name="P4"><text:span text:style-name="Strong_20_Emphasis">2. “Podemos decir que, de algún modo, no es natural.”</text:span></text:p>
      <text:p text:style-name="P9">Aquí conviene afinar la palabra “natural”.</text:p>
      <text:p text:style-name="P9">No significa “contra la naturaleza”.<text:line-break/>Significa:</text:p>
      <text:list xml:id="list3281147219" text:style-name="L11">
        <text:list-item>
          <text:p text:style-name="P21">no es lo que ocurriría <text:span text:style-name="Strong_20_Emphasis">sin</text:span> el proceso inteligente, </text:p>
        </text:list-item>
        <text:list-item>
          <text:p text:style-name="P21"><text:soft-page-break/>no es lo que ocurriría <text:span text:style-name="Strong_20_Emphasis">solo</text:span> por las leyes físicas, </text:p>
        </text:list-item>
        <text:list-item>
          <text:p text:style-name="P22">no es lo que ocurriría <text:span text:style-name="Strong_20_Emphasis">sin intervención informada</text:span>. </text:p>
        </text:list-item>
      </text:list>
      <text:p text:style-name="P9">Es decir:</text:p>
      <text:h text:style-name="P1" text:outline-level="2"><text:span text:style-name="Strong_20_Emphasis">La inteligencia introduce una causalidad informada, no solo física.</text:span></text:h>
      <text:p text:style-name="P9">Esto es exactamente lo que distingue:</text:p>
      <text:list xml:id="list1325135632" text:style-name="L13">
        <text:list-item>
          <text:p text:style-name="P23">un remolino (no inteligente) </text:p>
        </text:list-item>
        <text:list-item>
          <text:p text:style-name="P23">de un termostato (inteligente) </text:p>
        </text:list-item>
        <text:list-item>
          <text:p text:style-name="P23">de una célula (más inteligente) </text:p>
        </text:list-item>
        <text:list-item>
          <text:p text:style-name="P24">de un organismo (aún más inteligente) </text:p>
        </text:list-item>
      </text:list>
      <text:p text:style-name="P2"/>
      <text:p text:style-name="P10"/>
      <text:p text:style-name="P10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7T18:57:08.890000000</meta:creation-date>
    <dc:date>2026-02-07T19:12:39.521000000</dc:date>
    <meta:editing-duration>PT1M29S</meta:editing-duration>
    <meta:editing-cycles>1</meta:editing-cycles>
    <meta:document-statistic meta:table-count="0" meta:image-count="0" meta:object-count="0" meta:page-count="3" meta:paragraph-count="61" meta:word-count="450" meta:character-count="2697" meta:non-whitespace-character-count="2307"/>
    <meta:generator>LibreOffice/7.3.5.2$Windows_X86_64 LibreOffice_project/184fe81b8c8c30d8b5082578aee2fed2ea847c01</meta:generator>
  </office:meta>
</office:document-meta>
</file>